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4.473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_discard_seroprotec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train_index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('Composite', 'IMMAGE')</text:p>
          </table:table-cell>
          <table:table-cell office:value-type="string" calcext:value-type="string">
            <text:p>('Composite', 'Age')</text:p>
          </table:table-cell>
          <table:table-cell office:value-type="string" calcext:value-type="string">
            <text:p>('Composite', 'Multivariate')</text:p>
          </table:table-cell>
          <table:table-cell office:value-type="string" calcext:value-type="string">
            <text:p>html_pat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SE48018.SDY1276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430262109646471" calcext:value-type="float">
            <text:p>0.430262109646471</text:p>
          </table:table-cell>
          <table:table-cell table:number-columns-repeated="2" office:value-type="float" office:value="0.409137099100517" calcext:value-type="float">
            <text:p>0.409137099100517</text:p>
          </table:table-cell>
          <table:table-cell table:formula="of:=HYPERLINK(&quot;file:///home/yonatan/Documents/projects/vaccines/code/export/GSE48018.SDY1276_A_Brisbane_10_2007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SE48018.SDY1276</text:p>
          </table:table-cell>
          <table:table-cell office:value-type="string" calcext:value-type="string">
            <text:p>A_Brisbane_59_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MFC</text:p>
          </table:table-cell>
          <table:table-cell office:value-type="float" office:value="0.430262109646471" calcext:value-type="float">
            <text:p>0.430262109646471</text:p>
          </table:table-cell>
          <table:table-cell table:number-columns-repeated="2" office:value-type="float" office:value="0.409137099100517" calcext:value-type="float">
            <text:p>0.409137099100517</text:p>
          </table:table-cell>
          <table:table-cell table:formula="of:=HYPERLINK(&quot;file:///home/yonatan/Documents/projects/vaccines/code/export/GSE48018.SDY1276_A_Brisbane_59_2007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SE48018.SDY1276</text:p>
          </table:table-cell>
          <table:table-cell office:value-type="string" calcext:value-type="string">
            <text:p>B_Florida_4_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MFC</text:p>
          </table:table-cell>
          <table:table-cell office:value-type="float" office:value="0.430262109646471" calcext:value-type="float">
            <text:p>0.430262109646471</text:p>
          </table:table-cell>
          <table:table-cell table:number-columns-repeated="2" office:value-type="float" office:value="0.409137099100517" calcext:value-type="float">
            <text:p>0.409137099100517</text:p>
          </table:table-cell>
          <table:table-cell table:formula="of:=HYPERLINK(&quot;file:///home/yonatan/Documents/projects/vaccines/code/export/GSE48018.SDY1276_B_Florida_4_2006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SE48018.SDY1276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430262109646471" calcext:value-type="float">
            <text:p>0.430262109646471</text:p>
          </table:table-cell>
          <table:table-cell table:number-columns-repeated="2" office:value-type="float" office:value="0.409137099100517" calcext:value-type="float">
            <text:p>0.409137099100517</text:p>
          </table:table-cell>
          <table:table-cell table:formula="of:=HYPERLINK(&quot;file:///home/yonatan/Documents/projects/vaccines/code/export/GSE48018.SDY1276_A_Brisbane_10_2007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SE48018.SDY1276</text:p>
          </table:table-cell>
          <table:table-cell office:value-type="string" calcext:value-type="string">
            <text:p>A_Brisbane_59_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MFC</text:p>
          </table:table-cell>
          <table:table-cell office:value-type="float" office:value="0.430262109646471" calcext:value-type="float">
            <text:p>0.430262109646471</text:p>
          </table:table-cell>
          <table:table-cell table:number-columns-repeated="2" office:value-type="float" office:value="0.409137099100517" calcext:value-type="float">
            <text:p>0.409137099100517</text:p>
          </table:table-cell>
          <table:table-cell table:formula="of:=HYPERLINK(&quot;file:///home/yonatan/Documents/projects/vaccines/code/export/GSE48018.SDY1276_A_Brisbane_59_2007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SE48018.SDY1276</text:p>
          </table:table-cell>
          <table:table-cell office:value-type="string" calcext:value-type="string">
            <text:p>B_Florida_4_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MFC</text:p>
          </table:table-cell>
          <table:table-cell office:value-type="float" office:value="0.430262109646471" calcext:value-type="float">
            <text:p>0.430262109646471</text:p>
          </table:table-cell>
          <table:table-cell table:number-columns-repeated="2" office:value-type="float" office:value="0.409137099100517" calcext:value-type="float">
            <text:p>0.409137099100517</text:p>
          </table:table-cell>
          <table:table-cell table:formula="of:=HYPERLINK(&quot;file:///home/yonatan/Documents/projects/vaccines/code/export/GSE48018.SDY1276_B_Florida_4_2006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SE59743.SDY400</text:p>
          </table:table-cell>
          <table:table-cell office:value-type="string" calcext:value-type="string">
            <text:p>B_Wisonsin_01_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76262626262626" calcext:value-type="float">
            <text:p>0.876262626262626</text:p>
          </table:table-cell>
          <table:table-cell office:value-type="float" office:value="0.929394812680115" calcext:value-type="float">
            <text:p>0.929394812680115</text:p>
          </table:table-cell>
          <table:table-cell table:formula="of:=HYPERLINK(&quot;file:///home/yonatan/Documents/projects/vaccines/code/export/GSE59743.SDY400_B_Wisonsin_01_2010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SE59743.SDY400</text:p>
          </table:table-cell>
          <table:table-cell office:value-type="string" calcext:value-type="string">
            <text:p>A_Victoria_361_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MFC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76262626262626" calcext:value-type="float">
            <text:p>0.876262626262626</text:p>
          </table:table-cell>
          <table:table-cell office:value-type="float" office:value="0.929394812680115" calcext:value-type="float">
            <text:p>0.929394812680115</text:p>
          </table:table-cell>
          <table:table-cell table:formula="of:=HYPERLINK(&quot;file:///home/yonatan/Documents/projects/vaccines/code/export/GSE59743.SDY400_A_Victoria_361_2011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SE59743.SDY400</text:p>
          </table:table-cell>
          <table:table-cell office:value-type="string" calcext:value-type="string">
            <text:p>A_California_7_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MFC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76262626262626" calcext:value-type="float">
            <text:p>0.876262626262626</text:p>
          </table:table-cell>
          <table:table-cell office:value-type="float" office:value="0.929394812680115" calcext:value-type="float">
            <text:p>0.929394812680115</text:p>
          </table:table-cell>
          <table:table-cell table:formula="of:=HYPERLINK(&quot;file:///home/yonatan/Documents/projects/vaccines/code/export/GSE59743.SDY400_A_California_7_2009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SE59743.SDY400</text:p>
          </table:table-cell>
          <table:table-cell office:value-type="string" calcext:value-type="string">
            <text:p>B_Wisonsin_01_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76262626262626" calcext:value-type="float">
            <text:p>0.876262626262626</text:p>
          </table:table-cell>
          <table:table-cell office:value-type="float" office:value="0.929394812680115" calcext:value-type="float">
            <text:p>0.929394812680115</text:p>
          </table:table-cell>
          <table:table-cell table:formula="of:=HYPERLINK(&quot;file:///home/yonatan/Documents/projects/vaccines/code/export/GSE59743.SDY400_B_Wisonsin_01_2010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SE59743.SDY400</text:p>
          </table:table-cell>
          <table:table-cell office:value-type="string" calcext:value-type="string">
            <text:p>A_Victoria_361_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MFC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76262626262626" calcext:value-type="float">
            <text:p>0.876262626262626</text:p>
          </table:table-cell>
          <table:table-cell office:value-type="float" office:value="0.929394812680115" calcext:value-type="float">
            <text:p>0.929394812680115</text:p>
          </table:table-cell>
          <table:table-cell table:formula="of:=HYPERLINK(&quot;file:///home/yonatan/Documents/projects/vaccines/code/export/GSE59743.SDY400_A_Victoria_361_2011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SE59743.SDY400</text:p>
          </table:table-cell>
          <table:table-cell office:value-type="string" calcext:value-type="string">
            <text:p>A_California_7_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MFC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76262626262626" calcext:value-type="float">
            <text:p>0.876262626262626</text:p>
          </table:table-cell>
          <table:table-cell office:value-type="float" office:value="0.929394812680115" calcext:value-type="float">
            <text:p>0.929394812680115</text:p>
          </table:table-cell>
          <table:table-cell table:formula="of:=HYPERLINK(&quot;file:///home/yonatan/Documents/projects/vaccines/code/export/GSE59743.SDY400_A_California_7_2009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DY67</text:p>
          </table:table-cell>
          <table:table-cell office:value-type="string" calcext:value-type="string">
            <text:p>A_Perth_16_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477031969977673" calcext:value-type="float">
            <text:p>0.477031969977673</text:p>
          </table:table-cell>
          <table:table-cell office:value-type="float" office:value="0.499269806498722" calcext:value-type="float">
            <text:p>0.499269806498722</text:p>
          </table:table-cell>
          <table:table-cell office:value-type="float" office:value="0.543422607325719" calcext:value-type="float">
            <text:p>0.543422607325719</text:p>
          </table:table-cell>
          <table:table-cell table:formula="of:=HYPERLINK(&quot;file:///home/yonatan/Documents/projects/vaccines/code/export/SDY67_A_Perth_16_2009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DY67</text:p>
          </table:table-cell>
          <table:table-cell office:value-type="string" calcext:value-type="string">
            <text:p>A_California_7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MFC</text:p>
          </table:table-cell>
          <table:table-cell office:value-type="float" office:value="0.477031969977673" calcext:value-type="float">
            <text:p>0.477031969977673</text:p>
          </table:table-cell>
          <table:table-cell office:value-type="float" office:value="0.499269806498722" calcext:value-type="float">
            <text:p>0.499269806498722</text:p>
          </table:table-cell>
          <table:table-cell office:value-type="float" office:value="0.543422607325719" calcext:value-type="float">
            <text:p>0.543422607325719</text:p>
          </table:table-cell>
          <table:table-cell table:formula="of:=HYPERLINK(&quot;file:///home/yonatan/Documents/projects/vaccines/code/export/SDY67_A_California_7_2009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DY67</text:p>
          </table:table-cell>
          <table:table-cell office:value-type="string" calcext:value-type="string">
            <text:p>A_Perth_16_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477031969977673" calcext:value-type="float">
            <text:p>0.477031969977673</text:p>
          </table:table-cell>
          <table:table-cell office:value-type="float" office:value="0.499269806498722" calcext:value-type="float">
            <text:p>0.499269806498722</text:p>
          </table:table-cell>
          <table:table-cell office:value-type="float" office:value="0.543422607325719" calcext:value-type="float">
            <text:p>0.543422607325719</text:p>
          </table:table-cell>
          <table:table-cell table:formula="of:=HYPERLINK(&quot;file:///home/yonatan/Documents/projects/vaccines/code/export/SDY67_A_Perth_16_2009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DY67</text:p>
          </table:table-cell>
          <table:table-cell office:value-type="string" calcext:value-type="string">
            <text:p>A_California_7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MFC</text:p>
          </table:table-cell>
          <table:table-cell office:value-type="float" office:value="0.477031969977673" calcext:value-type="float">
            <text:p>0.477031969977673</text:p>
          </table:table-cell>
          <table:table-cell office:value-type="float" office:value="0.499269806498722" calcext:value-type="float">
            <text:p>0.499269806498722</text:p>
          </table:table-cell>
          <table:table-cell office:value-type="float" office:value="0.543422607325719" calcext:value-type="float">
            <text:p>0.543422607325719</text:p>
          </table:table-cell>
          <table:table-cell table:formula="of:=HYPERLINK(&quot;file:///home/yonatan/Documents/projects/vaccines/code/export/SDY67_A_California_7_2009_AdjM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SE41080.SDY212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.D28</text:p>
          </table:table-cell>
          <table:table-cell office:value-type="float" office:value="0.474552555348645" calcext:value-type="float">
            <text:p>0.474552555348645</text:p>
          </table:table-cell>
          <table:table-cell office:value-type="float" office:value="0.672869983542221" calcext:value-type="float">
            <text:p>0.672869983542221</text:p>
          </table:table-cell>
          <table:table-cell office:value-type="float" office:value="0.680576962597616" calcext:value-type="float">
            <text:p>0.680576962597616</text:p>
          </table:table-cell>
          <table:table-cell table:formula="of:=HYPERLINK(&quot;file:///home/yonatan/Documents/projects/vaccines/code/export/GSE41080.SDY212_A_Brisbane_10_2007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SE41080.SDY212</text:p>
          </table:table-cell>
          <table:table-cell office:value-type="string" calcext:value-type="string">
            <text:p>B_Florida_4_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583969971296092" calcext:value-type="float">
            <text:p>0.583969971296092</text:p>
          </table:table-cell>
          <table:table-cell office:value-type="float" office:value="0.614859614859615" calcext:value-type="float">
            <text:p>0.614859614859615</text:p>
          </table:table-cell>
          <table:table-cell office:value-type="float" office:value="0.649270697427324" calcext:value-type="float">
            <text:p>0.649270697427324</text:p>
          </table:table-cell>
          <table:table-cell table:formula="of:=HYPERLINK(&quot;file:///home/yonatan/Documents/projects/vaccines/code/export/GSE41080.SDY212_B_Florida_4_2006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SE41080.SDY212</text:p>
          </table:table-cell>
          <table:table-cell office:value-type="string" calcext:value-type="string">
            <text:p>A_Brisbane_59_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28</text:p>
          </table:table-cell>
          <table:table-cell office:value-type="float" office:value="0.655963384287238" calcext:value-type="float">
            <text:p>0.655963384287238</text:p>
          </table:table-cell>
          <table:table-cell office:value-type="float" office:value="0.738479130931961" calcext:value-type="float">
            <text:p>0.738479130931961</text:p>
          </table:table-cell>
          <table:table-cell office:value-type="float" office:value="0.767965367965368" calcext:value-type="float">
            <text:p>0.767965367965368</text:p>
          </table:table-cell>
          <table:table-cell table:formula="of:=HYPERLINK(&quot;file:///home/yonatan/Documents/projects/vaccines/code/export/GSE41080.SDY212_A_Brisbane_59_2007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SE48018.SDY1276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.D28</text:p>
          </table:table-cell>
          <table:table-cell office:value-type="float" office:value="0.401295444437252" calcext:value-type="float">
            <text:p>0.401295444437252</text:p>
          </table:table-cell>
          <table:table-cell office:value-type="float" office:value="0.459694270317827" calcext:value-type="float">
            <text:p>0.459694270317827</text:p>
          </table:table-cell>
          <table:table-cell office:value-type="float" office:value="0.519110499770747" calcext:value-type="float">
            <text:p>0.519110499770747</text:p>
          </table:table-cell>
          <table:table-cell table:formula="of:=HYPERLINK(&quot;file:///home/yonatan/Documents/projects/vaccines/code/export/GSE48018.SDY1276_A_Brisbane_10_2007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SE48018.SDY1276</text:p>
          </table:table-cell>
          <table:table-cell office:value-type="string" calcext:value-type="string">
            <text:p>B_Florida_4_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28</text:p>
          </table:table-cell>
          <table:table-cell office:value-type="float" office:value="0.460363336085879" calcext:value-type="float">
            <text:p>0.460363336085879</text:p>
          </table:table-cell>
          <table:table-cell office:value-type="float" office:value="0.479509647725261" calcext:value-type="float">
            <text:p>0.479509647725261</text:p>
          </table:table-cell>
          <table:table-cell office:value-type="float" office:value="0.50902811936383" calcext:value-type="float">
            <text:p>0.50902811936383</text:p>
          </table:table-cell>
          <table:table-cell table:formula="of:=HYPERLINK(&quot;file:///home/yonatan/Documents/projects/vaccines/code/export/GSE48018.SDY1276_B_Florida_4_2006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SE48018.SDY1276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.FC</text:p>
          </table:table-cell>
          <table:table-cell office:value-type="float" office:value="0.363714344879916" calcext:value-type="float">
            <text:p>0.363714344879916</text:p>
          </table:table-cell>
          <table:table-cell office:value-type="float" office:value="0.409603391067179" calcext:value-type="float">
            <text:p>0.409603391067179</text:p>
          </table:table-cell>
          <table:table-cell office:value-type="float" office:value="0.413890681516274" calcext:value-type="float">
            <text:p>0.413890681516274</text:p>
          </table:table-cell>
          <table:table-cell table:formula="of:=HYPERLINK(&quot;file:///home/yonatan/Documents/projects/vaccines/code/export/GSE48018.SDY1276_A_Brisbane_10_2007_HAI.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SE48018.SDY1276</text:p>
          </table:table-cell>
          <table:table-cell office:value-type="string" calcext:value-type="string">
            <text:p>A_Brisbane_59_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FC</text:p>
          </table:table-cell>
          <table:table-cell office:value-type="float" office:value="0.50976439066779" calcext:value-type="float">
            <text:p>0.50976439066779</text:p>
          </table:table-cell>
          <table:table-cell office:value-type="float" office:value="0.396650799047943" calcext:value-type="float">
            <text:p>0.396650799047943</text:p>
          </table:table-cell>
          <table:table-cell office:value-type="float" office:value="0.557498391917969" calcext:value-type="float">
            <text:p>0.557498391917969</text:p>
          </table:table-cell>
          <table:table-cell table:formula="of:=HYPERLINK(&quot;file:///home/yonatan/Documents/projects/vaccines/code/export/GSE48018.SDY1276_A_Brisbane_59_2007_HAI.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SE48018.SDY1276</text:p>
          </table:table-cell>
          <table:table-cell office:value-type="string" calcext:value-type="string">
            <text:p>B_Florida_4_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FC</text:p>
          </table:table-cell>
          <table:table-cell office:value-type="float" office:value="0.389331091515076" calcext:value-type="float">
            <text:p>0.389331091515076</text:p>
          </table:table-cell>
          <table:table-cell office:value-type="float" office:value="0.367044940281641" calcext:value-type="float">
            <text:p>0.367044940281641</text:p>
          </table:table-cell>
          <table:table-cell office:value-type="float" office:value="0.379056628563921" calcext:value-type="float">
            <text:p>0.379056628563921</text:p>
          </table:table-cell>
          <table:table-cell table:formula="of:=HYPERLINK(&quot;file:///home/yonatan/Documents/projects/vaccines/code/export/GSE48018.SDY1276_B_Florida_4_2006_HAI.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SE59654.SDY404</text:p>
          </table:table-cell>
          <table:table-cell office:value-type="string" calcext:value-type="string">
            <text:p>A_California_7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625" calcext:value-type="float">
            <text:p>0.625</text:p>
          </table:table-cell>
          <table:table-cell office:value-type="float" office:value="0.463727678571429" calcext:value-type="float">
            <text:p>0.463727678571429</text:p>
          </table:table-cell>
          <table:table-cell office:value-type="float" office:value="0.558608058608059" calcext:value-type="float">
            <text:p>0.558608058608059</text:p>
          </table:table-cell>
          <table:table-cell table:formula="of:=HYPERLINK(&quot;file:///home/yonatan/Documents/projects/vaccines/code/export/GSE59654.SDY404_A_California_7_2009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SE59654.SDY404</text:p>
          </table:table-cell>
          <table:table-cell office:value-type="string" calcext:value-type="string">
            <text:p>B_Brisbane_60_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28</text:p>
          </table:table-cell>
          <table:table-cell office:value-type="float" office:value="0.643965716933055" calcext:value-type="float">
            <text:p>0.643965716933055</text:p>
          </table:table-cell>
          <table:table-cell office:value-type="float" office:value="0.625472044194126" calcext:value-type="float">
            <text:p>0.625472044194126</text:p>
          </table:table-cell>
          <table:table-cell office:value-type="float" office:value="0.626855476446943" calcext:value-type="float">
            <text:p>0.626855476446943</text:p>
          </table:table-cell>
          <table:table-cell table:formula="of:=HYPERLINK(&quot;file:///home/yonatan/Documents/projects/vaccines/code/export/GSE59654.SDY404_B_Brisbane_60_2008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SE59654.SDY404</text:p>
          </table:table-cell>
          <table:table-cell office:value-type="string" calcext:value-type="string">
            <text:p>A_Perth_16_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.HAI</text:p>
          </table:table-cell>
          <table:table-cell office:value-type="float" office:value="0.663378394836195" calcext:value-type="float">
            <text:p>0.663378394836195</text:p>
          </table:table-cell>
          <table:table-cell office:value-type="float" office:value="0.735482896624632" calcext:value-type="float">
            <text:p>0.735482896624632</text:p>
          </table:table-cell>
          <table:table-cell office:value-type="float" office:value="0.750148182810794" calcext:value-type="float">
            <text:p>0.750148182810794</text:p>
          </table:table-cell>
          <table:table-cell table:formula="of:=HYPERLINK(&quot;file:///home/yonatan/Documents/projects/vaccines/code/export/GSE59654.SDY404_A_Perth_16_2009_FC.HAI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SE59654.SDY404</text:p>
          </table:table-cell>
          <table:table-cell office:value-type="string" calcext:value-type="string">
            <text:p>A_California_7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.HAI</text:p>
          </table:table-cell>
          <table:table-cell office:value-type="float" office:value="0.688856400259909" calcext:value-type="float">
            <text:p>0.688856400259909</text:p>
          </table:table-cell>
          <table:table-cell office:value-type="float" office:value="0.568610949267387" calcext:value-type="float">
            <text:p>0.568610949267387</text:p>
          </table:table-cell>
          <table:table-cell office:value-type="float" office:value="0.572439055197676" calcext:value-type="float">
            <text:p>0.572439055197676</text:p>
          </table:table-cell>
          <table:table-cell table:formula="of:=HYPERLINK(&quot;file:///home/yonatan/Documents/projects/vaccines/code/export/GSE59654.SDY404_A_California_7_2009_FC.HAI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SE59743.SDY400</text:p>
          </table:table-cell>
          <table:table-cell office:value-type="string" calcext:value-type="string">
            <text:p>B_Wisonsin_01_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.HAI</text:p>
          </table:table-cell>
          <table:table-cell office:value-type="float" office:value="0.950604838709677" calcext:value-type="float">
            <text:p>0.950604838709677</text:p>
          </table:table-cell>
          <table:table-cell office:value-type="float" office:value="0.734080717488789" calcext:value-type="float">
            <text:p>0.734080717488789</text:p>
          </table:table-cell>
          <table:table-cell office:value-type="float" office:value="0.876262626262626" calcext:value-type="float">
            <text:p>0.876262626262626</text:p>
          </table:table-cell>
          <table:table-cell table:formula="of:=HYPERLINK(&quot;file:///home/yonatan/Documents/projects/vaccines/code/export/GSE59743.SDY400_B_Wisonsin_01_2010_FC.HAI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SE59743.SDY400</text:p>
          </table:table-cell>
          <table:table-cell office:value-type="string" calcext:value-type="string">
            <text:p>A_Victoria_361_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.HAI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76262626262626" calcext:value-type="float">
            <text:p>0.876262626262626</text:p>
          </table:table-cell>
          <table:table-cell office:value-type="float" office:value="0.929394812680115" calcext:value-type="float">
            <text:p>0.929394812680115</text:p>
          </table:table-cell>
          <table:table-cell table:formula="of:=HYPERLINK(&quot;file:///home/yonatan/Documents/projects/vaccines/code/export/GSE59743.SDY400_A_Victoria_361_2011_FC.HAI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SE59743.SDY400</text:p>
          </table:table-cell>
          <table:table-cell office:value-type="string" calcext:value-type="string">
            <text:p>A_California_7_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.HAI</text:p>
          </table:table-cell>
          <table:table-cell office:value-type="float" office:value="0.758409785932722" calcext:value-type="float">
            <text:p>0.758409785932722</text:p>
          </table:table-cell>
          <table:table-cell table:number-columns-repeated="2" office:value-type="float" office:value="0.738479130931961" calcext:value-type="float">
            <text:p>0.738479130931961</text:p>
          </table:table-cell>
          <table:table-cell table:formula="of:=HYPERLINK(&quot;file:///home/yonatan/Documents/projects/vaccines/code/export/GSE59743.SDY400_A_California_7_2009_FC.HAI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SE59743.SDY400</text:p>
          </table:table-cell>
          <table:table-cell office:value-type="string" calcext:value-type="string">
            <text:p>B_Wisonsin_01_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.D28</text:p>
          </table:table-cell>
          <table:table-cell office:value-type="float" office:value="0.950604838709677" calcext:value-type="float">
            <text:p>0.950604838709677</text:p>
          </table:table-cell>
          <table:table-cell office:value-type="float" office:value="0.75" calcext:value-type="float">
            <text:p>0.75</text:p>
          </table:table-cell>
          <table:table-cell office:value-type="float" office:value="0.763100170606873" calcext:value-type="float">
            <text:p>0.763100170606873</text:p>
          </table:table-cell>
          <table:table-cell table:formula="of:=HYPERLINK(&quot;file:///home/yonatan/Documents/projects/vaccines/code/export/GSE59743.SDY400_B_Wisonsin_01_2010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SE59743.SDY400</text:p>
          </table:table-cell>
          <table:table-cell office:value-type="string" calcext:value-type="string">
            <text:p>A_Victoria_361_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847589424572317" calcext:value-type="float">
            <text:p>0.847589424572317</text:p>
          </table:table-cell>
          <table:table-cell office:value-type="float" office:value="0.638396762904637" calcext:value-type="float">
            <text:p>0.638396762904637</text:p>
          </table:table-cell>
          <table:table-cell office:value-type="float" office:value="0.75349940688019" calcext:value-type="float">
            <text:p>0.75349940688019</text:p>
          </table:table-cell>
          <table:table-cell table:formula="of:=HYPERLINK(&quot;file:///home/yonatan/Documents/projects/vaccines/code/export/GSE59743.SDY400_A_Victoria_361_2011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SE59743.SDY400</text:p>
          </table:table-cell>
          <table:table-cell office:value-type="string" calcext:value-type="string">
            <text:p>A_California_7_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2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83592321755027" calcext:value-type="float">
            <text:p>0.783592321755027</text:p>
          </table:table-cell>
          <table:table-cell office:value-type="float" office:value="0.929394812680115" calcext:value-type="float">
            <text:p>0.929394812680115</text:p>
          </table:table-cell>
          <table:table-cell table:formula="of:=HYPERLINK(&quot;file:///home/yonatan/Documents/projects/vaccines/code/export/GSE59743.SDY400_A_California_7_2009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DY67</text:p>
          </table:table-cell>
          <table:table-cell office:value-type="string" calcext:value-type="string">
            <text:p>A_California_7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.D28.HAI</text:p>
          </table:table-cell>
          <table:table-cell office:value-type="float" office:value="0.645342117429496" calcext:value-type="float">
            <text:p>0.645342117429496</text:p>
          </table:table-cell>
          <table:table-cell office:value-type="float" office:value="0.549196787148594" calcext:value-type="float">
            <text:p>0.549196787148594</text:p>
          </table:table-cell>
          <table:table-cell office:value-type="float" office:value="0.618692034915439" calcext:value-type="float">
            <text:p>0.618692034915439</text:p>
          </table:table-cell>
          <table:table-cell table:formula="of:=HYPERLINK(&quot;file:///home/yonatan/Documents/projects/vaccines/code/export/SDY67_A_California_7_2009_FC.D28.HAI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DY67</text:p>
          </table:table-cell>
          <table:table-cell office:value-type="string" calcext:value-type="string">
            <text:p>A_California_7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482484230955847" calcext:value-type="float">
            <text:p>0.482484230955847</text:p>
          </table:table-cell>
          <table:table-cell office:value-type="float" office:value="0.390067214339059" calcext:value-type="float">
            <text:p>0.390067214339059</text:p>
          </table:table-cell>
          <table:table-cell office:value-type="float" office:value="0.453801960121663" calcext:value-type="float">
            <text:p>0.453801960121663</text:p>
          </table:table-cell>
          <table:table-cell table:formula="of:=HYPERLINK(&quot;file:///home/yonatan/Documents/projects/vaccines/code/export/SDY67_A_California_7_2009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SE59635.SDY63</text:p>
          </table:table-cell>
          <table:table-cell office:value-type="string" calcext:value-type="string">
            <text:p>B_Brisbane_60_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0.876262626262626" calcext:value-type="float">
            <text:p>0.876262626262626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HYPERLINK(&quot;file:///home/yonatan/Documents/projects/vaccines/code/export/GSE59635.SDY63_B_Brisbane_60_2008_FC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.D28</text:p>
          </table:table-cell>
          <table:table-cell office:value-type="float" office:value="0.876262626262626" calcext:value-type="float">
            <text:p>0.876262626262626</text:p>
          </table:table-cell>
          <table:table-cell table:number-columns-repeated="2" office:value-type="float" office:value="0.82816091954023" calcext:value-type="float">
            <text:p>0.82816091954023</text:p>
          </table:table-cell>
          <table:table-cell table:formula="of:=HYPERLINK(&quot;file:///home/yonatan/Documents/projects/vaccines/code/export/GSE59635.SDY63_A_Perth_16_2009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SE59635.SDY63</text:p>
          </table:table-cell>
          <table:table-cell office:value-type="string" calcext:value-type="string">
            <text:p>A_California_7_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28</text:p>
          </table:table-cell>
          <table:table-cell office:value-type="float" office:value="0.876262626262626" calcext:value-type="float">
            <text:p>0.876262626262626</text:p>
          </table:table-cell>
          <table:table-cell office:value-type="float" office:value="0.75" calcext:value-type="float">
            <text:p>0.75</text:p>
          </table:table-cell>
          <table:table-cell office:value-type="float" office:value="0.876262626262626" calcext:value-type="float">
            <text:p>0.876262626262626</text:p>
          </table:table-cell>
          <table:table-cell table:formula="of:=HYPERLINK(&quot;file:///home/yonatan/Documents/projects/vaccines/code/export/GSE59635.SDY63_A_California_7_2009_HAI.D28_discard_seroprotected.html&quot;; &quot;Link&quot;)" office:value-type="string" office:string-value="Link" calcext:value-type="string">
            <text:p>Li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59" meta:object-count="0"/>
    <meta:generator>LibreOffice/7.3.7.2$Linux_X86_64 LibreOffice_project/30$Build-2</meta:generator>
  </office:meta>
</office:document-meta>
</file>